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" style:family="graphic" style:parent-style-name="standard">
      <style:graphic-properties draw:fill="solid" draw:fill-color="#eeeeee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fill="solid" draw:fill-color="#ddddd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25cm" svg:height="0.862cm" svg:x="0.6cm" svg:y="-0.096cm">
          <draw:text-box>
            <text:p><text:span text:style-name="T1">DS</text:span><text:span text:style-name="T2">0</text:span></text:p>
          </draw:text-box>
        </draw:frame>
        <draw:rect draw:style-name="gr2" draw:text-style-name="P3" draw:layer="layout" svg:width="0.273cm" svg:height="1cm" svg:x="0.108cm" svg:y="0.7cm">
          <text:p text:style-name="P2"><text:span text:style-name="T3">n</text:span></text:p>
        </draw:rect>
        <draw:frame draw:style-name="gr1" draw:text-style-name="P1" draw:layer="layout" svg:width="1.225cm" svg:height="0.862cm" svg:x="2.671cm" svg:y="-0.095cm">
          <draw:text-box>
            <text:p><text:span text:style-name="T1">DS</text:span><text:span text:style-name="T2">1</text:span></text:p>
          </draw:text-box>
        </draw:frame>
        <draw:rect draw:style-name="gr3" draw:text-style-name="P4" draw:layer="layout" svg:width="0.762cm" svg:height="1cm" svg:x="0.381cm" svg:y="0.7cm">
          <text:p text:style-name="P2"><text:span text:style-name="T1">try</text:span></text:p>
        </draw:rect>
        <draw:rect draw:style-name="gr4" draw:text-style-name="P4" draw:layer="layout" svg:width="0.762cm" svg:height="1cm" svg:x="1.143cm" svg:y="0.7cm">
          <text:p/>
        </draw:rect>
        <draw:rect draw:style-name="gr2" draw:text-style-name="P3" draw:layer="layout" svg:width="0.273cm" svg:height="1cm" svg:x="1.905cm" svg:y="0.7cm">
          <text:p text:style-name="P2"><text:span text:style-name="T3">g</text:span></text:p>
        </draw:rect>
        <draw:rect draw:style-name="gr5" draw:text-style-name="P3" draw:layer="layout" svg:width="2.069cm" svg:height="1cm" svg:x="2.249cm" svg:y="0.7cm">
          <text:p text:style-name="P2"><text:span text:style-name="T3">dial</text:span></text:p>
        </draw:rect>
        <draw:frame draw:style-name="gr6" draw:text-style-name="P5" draw:layer="layout" svg:width="0.68cm" svg:height="0.603cm" svg:x="-0.127cm" svg:y="1.629cm">
          <draw:text-box>
            <text:p><text:span text:style-name="T4">7</text:span></text:p>
          </draw:text-box>
        </draw:frame>
        <draw:frame draw:style-name="gr6" draw:text-style-name="P5" draw:layer="layout" svg:width="0.68cm" svg:height="0.603cm" svg:x="0.173cm" svg:y="1.63cm">
          <draw:text-box>
            <text:p><text:span text:style-name="T4">6</text:span></text:p>
          </draw:text-box>
        </draw:frame>
        <draw:frame draw:style-name="gr6" draw:text-style-name="P5" draw:layer="layout" svg:width="0.68cm" svg:height="0.603cm" svg:x="0.673cm" svg:y="1.631cm">
          <draw:text-box>
            <text:p><text:span text:style-name="T4">4</text:span></text:p>
          </draw:text-box>
        </draw:frame>
        <draw:frame draw:style-name="gr6" draw:text-style-name="P5" draw:layer="layout" svg:width="0.68cm" svg:height="0.603cm" svg:x="0.973cm" svg:y="1.632cm">
          <draw:text-box>
            <text:p><text:span text:style-name="T4">3</text:span></text:p>
          </draw:text-box>
        </draw:frame>
        <draw:frame draw:style-name="gr6" draw:text-style-name="P5" draw:layer="layout" svg:width="0.68cm" svg:height="0.603cm" svg:x="1.473cm" svg:y="1.633cm">
          <draw:text-box>
            <text:p><text:span text:style-name="T4">1</text:span></text:p>
          </draw:text-box>
        </draw:frame>
        <draw:frame draw:style-name="gr6" draw:text-style-name="P5" draw:layer="layout" svg:width="0.68cm" svg:height="0.603cm" svg:x="1.773cm" svg:y="1.634cm">
          <draw:text-box>
            <text:p><text:span text:style-name="T4">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.445cm" fo:page-height="2.13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2M6S</meta:editing-duration>
    <meta:editing-cycles>14</meta:editing-cycles>
    <meta:generator>OpenOffice/4.1.2$Win32 OpenOffice.org_project/412m3$Build-9782</meta:generator>
    <dc:date>2016-02-11T11:09:29.31</dc:date>
    <dc:creator>Pawel Gburzynski</dc:creator>
    <meta:document-statistic meta:object-count="31"/>
  </office:meta>
</office:document-meta>
</file>